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Diseño del Progra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Diseño del Programa</text:p>
          </draw:text-box>
        </draw:frame>
        <draw:frame presentation:style-name="pr4" draw:text-style-name="P2" draw:layer="layout" svg:width="12.199cm" svg:height="11cm" svg:x="7.301cm" svg:y="3.5cm" presentation:class="outline" presentation:user-transformed="true">
          <draw:text-box>
            <text:list text:style-name="L2">
              <text:list-item>
                <text:p text:style-name="P2"><text:span text:style-name="T1">Planteamiento del problema.</text:span></text:p>
                <text:p text:style-name="P2"><text:span text:style-name="T1">Área, Perímetro, Circulo.</text:span></text:p>
              </text:list-item>
              <text:list-item>
                <text:p text:style-name="P2"><text:span text:style-name="T1">Identificar que datos requiero.</text:span></text:p>
                <text:p text:style-name="P2"><text:span text:style-name="T1">Radio, PI</text:span></text:p>
              </text:list-item>
              <text:list-item>
                <text:p text:style-name="P2"><text:span text:style-name="T1">Aplicar las ecuaciones</text:span></text:p>
                <text:p text:style-name="P2"><text:span text:style-name="T1">área = pi * radio</text:span></text:p>
                <text:p text:style-name="P2"><text:span text:style-name="T1">perímetro = 2 * pi *radio</text:span></text:p>
              </text:list-item>
              <text:list-item>
                <text:p text:style-name="P2"><text:span text:style-name="T1">Probar que funcione el programa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Diseño del programa</text:p>
          </draw:text-box>
        </draw:frame>
        <draw:frame presentation:style-name="pr7" draw:layer="layout" svg:width="25.5cm" svg:height="11cm" svg:x="1.5cm" svg:y="3cm" presentation:class="outline" presentation:user-transformed="true">
          <draw:text-box>
            <text:list text:style-name="L2">
              <text:list-item>
                <text:p>Planteamiento del problema (comprende el problema)</text:p>
              </text:list-item>
              <text:list-item>
                <text:p>Define las entradas y las salidas</text:p>
              </text:list-item>
              <text:list-item>
                <text:p>Diseña el algoritmo</text:p>
              </text:list-item>
              <text:list-item>
                <text:p>Pasarlo a código en fortran</text:p>
              </text:list-item>
              <text:list-item>
                <text:p>Prueba el progra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MX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42:45.714108417</meta:creation-date>
    <meta:editing-duration>PT2H17M6S</meta:editing-duration>
    <meta:editing-cycles>2</meta:editing-cycles>
    <meta:generator>LibreOffice/7.4.6.2$Linux_X86_64 LibreOffice_project/40$Build-2</meta:generator>
    <dc:title>Pencil</dc:title>
    <dc:date>2023-04-13T00:59:48.010010405</dc:date>
    <meta:document-statistic meta:object-count="44"/>
  </office:meta>
</office:document-meta>
</file>